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Text_20_body">
      <style:paragraph-properties fo:line-height="0.282cm" fo:text-align="justify" style:justify-single-word="false"/>
    </style:style>
    <style:style style:name="P2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 style:line-height-at-least="0.706cm"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7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List_20_Paragraph" style:list-style-name="WWNum18">
      <style:paragraph-properties fo:text-align="start" style:justify-single-word="false"/>
    </style:style>
    <style:style style:name="P10" style:family="paragraph" style:parent-style-name="List_20_Paragraph" style:list-style-name="WWNum19">
      <style:paragraph-properties fo:text-align="start" style:justify-single-word="false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1481b9" style:font-name-asian="맑은 고딕1"/>
    </style:style>
    <style:style style:name="T3" style:family="text">
      <style:text-properties style:font-name="맑은 고딕" fo:font-weight="bold" style:font-name-asian="맑은 고딕1" style:font-weight-asian="bold"/>
    </style:style>
    <style:style style:name="T4" style:family="text">
      <style:text-properties fo:color="#000000" style:font-name="맑은 고딕" fo:background-color="#ffffff" loext:char-shading-value="0" style:font-name-asian="맑은 고딕1"/>
    </style:style>
    <style:style style:name="T5" style:family="text">
      <style:text-properties style:font-name="Wingdings" style:font-name-asian="Wingdings1" style:font-name-complex="Wingdings1"/>
    </style:style>
    <style:style style:name="T6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7" style:family="text">
      <style:text-properties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><text:span text:style-name="T1">교육 제목</text:span></text:p>
          </table:table-cell>
          <table:table-cell table:style-name="표1.A1" office:value-type="string">
            <text:p text:style-name="P4"><text:span text:style-name="T4">딥러닝</text:span></text:p>
          </table:table-cell>
        </table:table-row>
        <table:table-row table:style-name="표1.2">
          <table:table-cell table:style-name="표1.A1" office:value-type="string">
            <text:p text:style-name="P3"><text:span text:style-name="T1">교육 일시</text:span></text:p>
          </table:table-cell>
          <table:table-cell table:style-name="표1.A1" office:value-type="string">
            <text:p text:style-name="P5"><text:span text:style-name="T1">2021.12.0</text:span><text:span text:style-name="T2">8</text:span><text:span text:style-name="T1">(수)</text:span></text:p>
          </table:table-cell>
        </table:table-row>
        <table:table-row table:style-name="표1.3">
          <table:table-cell table:style-name="표1.A1" office:value-type="string">
            <text:p text:style-name="P3"><text:span text:style-name="T1">교육 장소</text:span></text:p>
          </table:table-cell>
          <table:table-cell table:style-name="표1.A1" office:value-type="string">
            <text:p text:style-name="P6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7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3"><text:span text:style-name="T1">오전</text:span></text:p>
          </table:table-cell>
          <table:table-cell table:style-name="표1.A1" office:value-type="string">
            <text:list xml:id="list804848728" text:style-name="WWNum18">
              <text:list-item>
                <text:p text:style-name="P9"><text:span text:style-name="T1">GAN : Generative Adversarial Networks 생성적 적대 신경망<text:line-break/>딥러닝 원리를 이용해서 가상 이미지를 생성하는 알고리즘</text:span></text:p>
              </text:list-item>
              <text:list-item>
                <text:p text:style-name="P9"><text:span text:style-name="T1">생성자 </text:span><text:span text:style-name="T5"></text:span><text:span text:style-name="T1"> 판별자<text:line-break/> <text:s text:c="4"/>input<text:line-break/>가짜 <text:s text:c="2"/></text:span><text:span text:style-name="T5"></text:span><text:span text:style-name="T1"> 진짜</text:span></text:p>
              </text:list-item>
              <text:list-item>
                <text:p text:style-name="P9"><text:span text:style-name="T1">생성자 : 가상의 이미지를 만들어내는 공장<text:line-break/>가짜 넣고 돌려 </text:span><text:span text:style-name="T5"></text:span><text:span text:style-name="T1"> 구분해봐 </text:span><text:span text:style-name="T5"></text:span><text:span text:style-name="T1"> 가짜? </text:span><text:span text:style-name="T5"></text:span><text:span text:style-name="T1"> 또 돌려 </text:span><text:span text:style-name="T5"></text:span><text:span text:style-name="T1"> 언제까지? 진짜라고 나올 때까지<text:line-break/>생성자에서 output 되는 이미지는 원본 사이즈와 같아야 하므로 반드시 패딩이 필요, padding = “same”</text:span></text:p>
              </text:list-item>
              <text:list-item>
                <text:p text:style-name="P9"><text:span text:style-name="T1">이미지 = CNN</text:span></text:p>
              </text:list-item>
              <text:list-item>
                <text:p text:style-name="P9"><text:span text:style-name="T1">시계열 = RNN(LSTM, GRU)</text:span></text:p>
              </text:list-item>
              <text:list-item>
                <text:p text:style-name="P9"><text:span text:style-name="T1">GAN은 이미지 처리이기 때문에 CNN을 씀</text:span></text:p>
              </text:list-item>
              <text:list-item>
                <text:p text:style-name="P9"><text:span text:style-name="T1">정규화 </text:span><text:span text:style-name="T5"></text:span><text:span text:style-name="T1"> 0 ~ 1 까지로 만들기 0: 평균, 1 분산</text:span></text:p>
              </text:list-item>
              <text:list-item>
                <text:p text:style-name="P9"><text:span text:style-name="T1">tanh() 하기위해 -127.5 / 127.6 함, tanh는 (x, y) = (-1, -1) 시작하는 S자 모양</text:span></text:p>
              </text:list-item>
              <text:list-item>
                <text:p text:style-name="P9"><text:span text:style-name="T1">activation = LeakyReLU(0, 2)</text:span></text:p>
              </text:list-item>
              <text:list-item>
                <text:p text:style-name="P9"><text:span text:style-name="T1">판별자 discriminator : 신경망 구조를 그대로 가져와서 만드는데, 구별하는 것을 최적화 된 알고리즘을 갖다 쓰면 됨<text:line-break/>진짜인지 가짜인지 판별만 해야지 판별자는 절대 학습하면 안 됨<text:line-break/>가중치를 저장하는 학습 기능을 꺼야 됨<text:line-break/>discriminator.trainable = FALSE</text:span></text:p>
              </text:list-item>
              <text:list-item>
                <text:p text:style-name="P9"><text:span text:style-name="T1">Model() : 두 모델을 연결해줌</text:span></text:p>
              </text:list-item>
              <text:list-item>
                <text:p text:style-name="P9"><text:span text:style-name="T1">실습 – GAN 코딩해보기</text:span></text:p>
              </text:list-item>
              <text:list-item>
                <text:p text:style-name="P9"><text:span text:style-name="T1">GAN </text:span><text:span text:style-name="T5"></text:span><text:span text:style-name="T1"> 무에서 유를 창조</text:span></text:p>
              </text:list-item>
              <text:list-item>
                <text:p text:style-name="P9"><text:span text:style-name="T1">Auto Encoder </text:span><text:span text:style-name="T5"></text:span><text:span text:style-name="T1"> 입력데이터의 특징을 담아내서 이미지를 만들어냄<text:line-break/>부족한 학습데이터를 효과적으로 늘려주는 효과를 기대할 수 있음<text:line-break/>인코더 </text:span><text:span text:style-name="T5"></text:span><text:span text:style-name="T1"> 차원이 줄어듦, 특징추출, 차원을 다시 늘림 </text:span><text:span text:style-name="T5"></text:span><text:span text:style-name="T1"> 디코더<text:line-break/>줄인만큼 다시 늘려줘야 됨<text:line-break/>GAN이랑 다르게 하나의 모델임(GAN은 생성자, 판별자 2개 모델 합친거임)</text:span></text:p>
              </text:list-item>
            </text:list>
          </table:table-cell>
        </table:table-row>
        <text:soft-page-break/>
        <table:table-row table:style-name="표1.6">
          <table:table-cell table:style-name="표1.A1" office:value-type="string">
            <text:p text:style-name="P3"><text:span text:style-name="T1">오후</text:span></text:p>
          </table:table-cell>
          <table:table-cell table:style-name="표1.A1" office:value-type="string">
            <text:list xml:id="list2282495897" text:style-name="WWNum19">
              <text:list-item>
                <text:p text:style-name="P10"><text:span text:style-name="T1">autoencoder fit, compile 해보기</text:span></text:p>
              </text:list-item>
              <text:list-item>
                <text:p text:style-name="P10"><text:span text:style-name="T1">전이 학습을 통해 딥러닝의 성능 극대화하기(transfer learning)<text:line-break/>소규모 데이터 셋으로 만드는 강력한 학습모델</text:span></text:p>
              </text:list-item>
              <text:list-item>
                <text:p text:style-name="P10"><text:span text:style-name="T1">ImageDataGenerator() : 데이터를 이용해 변형된 이미지를 만들어 학습셋에 포함시키는 편리한 기능을 제공</text:span></text:p>
              </text:list-item>
              <text:list-item>
                <text:p text:style-name="P10"><text:span text:style-name="T1">flow_from_directory() : 저장된 이미지 불러오기</text:span></text:p>
              </text:list-item>
              <text:list-item>
                <text:p text:style-name="P10"><text:span text:style-name="T1">imagenet : 이미지 모아놓음</text:span></text:p>
              </text:list-item>
              <text:list-item>
                <text:p text:style-name="P10"><text:span text:style-name="T1">전이학습 중<text:line-break/>VGG : imagenet 이미지 인식대회 2등<text:line-break/>VGG16(include_top = false) </text:span><text:span text:style-name="T5"></text:span><text:span text:style-name="T1"> 분류가 마지막 layer인데 필요 없음<text:line-break/>VGG 갖다 쓰고 내가 좀 더 내용 넣어보기</text:span></text:p>
              </text:list-item>
              <text:list-item>
                <text:p text:style-name="P10"><text:span text:style-name="T1">마무리<text:line-break/>이제 남은 일은, 스스로의 데이터를 찾아서 이를 활용해 보는 것<text:line-break/>캐글 등에서 더 많고 다양한 데이터를 내려받을 수 있고,<text:line-break/>새로운 논문이나 깃허브 검색으로 최신 방법들을 실행하고 분석할 수도 있음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6</meta:editing-cycles>
    <meta:print-date>2013-04-03T01:01:00</meta:print-date>
    <meta:creation-date>2021-12-08T00:00:00</meta:creation-date>
    <dc:date>2022-01-23T11:44:17.691000000</dc:date>
    <meta:editing-duration>PT8H12M23S</meta:editing-duration>
    <meta:generator>Neat_Office/6.2.8.2$Windows_x86 LibreOffice_project/</meta:generator>
    <meta:document-statistic meta:table-count="1" meta:image-count="0" meta:object-count="0" meta:page-count="2" meta:paragraph-count="31" meta:word-count="739" meta:character-count="1341" meta:non-whitespace-character-count="1067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